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564939" style:font-name-asian="Georgia1" style:font-name-complex="Georgia1"/>
    </style:style>
    <style:style style:name="P5" style:family="paragraph" style:parent-style-name="Standard">
      <style:paragraph-properties fo:text-align="justify" style:justify-single-word="false"/>
      <style:text-properties style:font-name="Georgia" officeooo:paragraph-rsid="00575390" style:font-name-asian="Georgia1" style:font-name-complex="Georgia1"/>
    </style:style>
    <style:style style:name="P6"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7" style:family="paragraph" style:parent-style-name="Standard">
      <style:paragraph-properties fo:text-align="justify" style:justify-single-word="false"/>
      <style:text-properties style:font-name="Georgia" officeooo:paragraph-rsid="0059a2ff" style:font-name-asian="Georgia1" style:font-name-complex="Georgia1"/>
    </style:style>
    <style:style style:name="P8" style:family="paragraph" style:parent-style-name="Standard">
      <style:paragraph-properties fo:text-align="justify" style:justify-single-word="false"/>
      <style:text-properties style:font-name="Georgia" officeooo:paragraph-rsid="005e9242" style:font-name-asian="Georgia1" style:font-name-complex="Georgia1"/>
    </style:style>
    <style:style style:name="P9"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10" style:family="paragraph" style:parent-style-name="Standard">
      <style:paragraph-properties fo:text-align="justify" style:justify-single-word="false"/>
      <style:text-properties style:font-name="Georgia" officeooo:paragraph-rsid="005f8a71"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cb285" style:font-name-asian="Georgia1" style:font-name-complex="Georgia1"/>
    </style:style>
    <style:style style:name="P12" style:family="paragraph" style:parent-style-name="Standard">
      <style:paragraph-properties fo:text-align="justify" style:justify-single-word="false"/>
      <style:text-properties style:font-name="Georgia" officeooo:paragraph-rsid="00707082" style:font-name-asian="Georgia1" style:font-name-complex="Georgia1"/>
    </style:style>
    <style:style style:name="P13" style:family="paragraph" style:parent-style-name="Standard">
      <style:paragraph-properties fo:text-align="justify" style:justify-single-word="false"/>
      <style:text-properties style:font-name="Georgia" officeooo:rsid="0023ad53" officeooo:paragraph-rsid="00575390" style:font-name-asian="Georgia1" style:font-name-complex="Georgia1"/>
    </style:style>
    <style:style style:name="P14" style:family="paragraph" style:parent-style-name="Standard">
      <style:paragraph-properties fo:text-align="justify" style:justify-single-word="false"/>
      <style:text-properties style:font-name="Georgia" officeooo:rsid="0023ad53" officeooo:paragraph-rsid="0059a2ff" style:font-name-asian="Georgia1" style:font-name-complex="Georgia1"/>
    </style:style>
    <style:style style:name="P15" style:family="paragraph" style:parent-style-name="Standard">
      <style:paragraph-properties fo:text-align="justify" style:justify-single-word="false"/>
      <style:text-properties style:font-name="Georgia" officeooo:rsid="0023ad53" officeooo:paragraph-rsid="005e9242" style:font-name-asian="Georgia1" style:font-name-complex="Georgia1"/>
    </style:style>
    <style:style style:name="P16" style:family="paragraph" style:parent-style-name="Standard">
      <style:paragraph-properties fo:text-align="justify" style:justify-single-word="false"/>
      <style:text-properties style:font-name="Georgia" officeooo:rsid="0023ad53" officeooo:paragraph-rsid="005f8a71" style:font-name-asian="Georgia1" style:font-name-complex="Georgia1"/>
    </style:style>
    <style:style style:name="P17" style:family="paragraph" style:parent-style-name="Standard">
      <style:paragraph-properties fo:text-align="justify" style:justify-single-word="false"/>
      <style:text-properties style:font-name="Georgia" officeooo:rsid="0023ad53" officeooo:paragraph-rsid="00669854" style:font-name-asian="Georgia1" style:font-name-complex="Georgia1"/>
    </style:style>
    <style:style style:name="P18" style:family="paragraph" style:parent-style-name="Standard">
      <style:paragraph-properties fo:text-align="justify" style:justify-single-word="false"/>
      <style:text-properties style:font-name="Georgia" officeooo:rsid="0023ad53" officeooo:paragraph-rsid="00677ada" style:font-name-asian="Georgia1" style:font-name-complex="Georgia1"/>
    </style:style>
    <style:style style:name="P19" style:family="paragraph" style:parent-style-name="Standard">
      <style:paragraph-properties fo:margin-left="0cm" fo:margin-right="0cm" fo:text-align="end" style:justify-single-word="false" fo:text-indent="0cm" style:auto-text-indent="false"/>
    </style:style>
    <style:style style:name="P20" style:family="paragraph" style:parent-style-name="Standard">
      <style:paragraph-properties fo:text-align="end" style:justify-single-word="false"/>
    </style:style>
    <style:style style:name="P21" style:family="paragraph" style:parent-style-name="Standard">
      <style:paragraph-properties fo:text-align="end" style:justify-single-word="false"/>
      <style:text-properties officeooo:paragraph-rsid="00379c43"/>
    </style:style>
    <style:style style:name="P22" style:family="paragraph" style:parent-style-name="Standard">
      <style:paragraph-properties fo:text-align="center" style:justify-single-word="false"/>
      <style:text-properties officeooo:rsid="00564939" officeooo:paragraph-rsid="00564939"/>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fo:font-size="9pt" style:font-size-asian="7.84999990463257pt" style:font-size-complex="9pt"/>
    </style:style>
    <style:style style:name="P25" style:family="paragraph" style:parent-style-name="Standard">
      <style:text-properties fo:font-size="9pt" style:font-size-asian="7.84999990463257pt" style:font-size-complex="9pt"/>
    </style:style>
    <style:style style:name="P26" style:family="paragraph" style:parent-style-name="Standard">
      <style:paragraph-properties fo:text-align="justify" style:justify-single-word="false"/>
      <style:text-properties officeooo:paragraph-rsid="003680dc"/>
    </style:style>
    <style:style style:name="P27" style:family="paragraph" style:parent-style-name="Standard">
      <style:paragraph-properties fo:text-align="justify" style:justify-single-word="false"/>
      <style:text-properties officeooo:paragraph-rsid="00428b2c"/>
    </style:style>
    <style:style style:name="P28" style:family="paragraph" style:parent-style-name="Standard">
      <style:paragraph-properties fo:text-align="justify" style:justify-single-word="false"/>
      <style:text-properties officeooo:paragraph-rsid="00379c43"/>
    </style:style>
    <style:style style:name="P29" style:family="paragraph" style:parent-style-name="Standard">
      <style:paragraph-properties fo:text-align="justify" style:justify-single-word="false"/>
      <style:text-properties officeooo:paragraph-rsid="003e180c"/>
    </style:style>
    <style:style style:name="P30" style:family="paragraph" style:parent-style-name="Standard">
      <style:paragraph-properties fo:text-align="justify" style:justify-single-word="false"/>
      <style:text-properties officeooo:paragraph-rsid="00575390"/>
    </style:style>
    <style:style style:name="P31" style:family="paragraph" style:parent-style-name="Standard">
      <style:paragraph-properties fo:text-align="start" style:justify-single-word="false"/>
      <style:text-properties officeooo:paragraph-rsid="00379c43"/>
    </style:style>
    <style:style style:name="P32"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33" style:family="paragraph" style:parent-style-name="Title">
      <style:text-properties fo:font-size="40pt" officeooo:rsid="00548496" officeooo:paragraph-rsid="00548496" style:font-size-asian="40pt" style:font-size-complex="40pt"/>
    </style:style>
    <style:style style:name="P34" style:family="paragraph" style:parent-style-name="Standard">
      <style:paragraph-properties fo:text-align="justify" style:justify-single-word="false"/>
      <style:text-properties fo:font-weight="normal" officeooo:paragraph-rsid="00575390" style:font-weight-asian="normal" style:font-weight-complex="normal"/>
    </style:style>
    <style:style style:name="P35" style:family="paragraph" style:parent-style-name="Standard">
      <style:paragraph-properties fo:text-align="center" style:justify-single-word="false"/>
      <style:text-properties fo:color="#c9211e" loext:opacity="100%" fo:font-weight="bold" officeooo:rsid="0059a2ff" officeooo:paragraph-rsid="0059a2ff" style:font-weight-asian="bold" style:font-weight-complex="bold"/>
    </style:style>
    <style:style style:name="P36" style:family="paragraph" style:parent-style-name="Contents_20_1">
      <style:paragraph-properties>
        <style:tab-stops>
          <style:tab-stop style:position="15.921cm" style:type="right" style:leader-style="dotted" style:leader-text="."/>
        </style:tab-stops>
      </style:paragraph-properties>
    </style:style>
    <style:style style:name="P37" style:family="paragraph" style:parent-style-name="Contents_20_2">
      <style:paragraph-properties>
        <style:tab-stops>
          <style:tab-stop style:position="15.921cm" style:type="right" style:leader-style="dotted" style:leader-text="."/>
        </style:tab-stops>
      </style:paragraph-properties>
    </style:style>
    <style:style style:name="P38" style:family="paragraph" style:parent-style-name="Contents_20_3">
      <style:paragraph-properties>
        <style:tab-stops>
          <style:tab-stop style:position="15.921cm" style:type="right" style:leader-style="dotted" style:leader-text="."/>
        </style:tab-stops>
      </style:paragraph-properties>
    </style:style>
    <style:style style:name="P39" style:family="paragraph" style:parent-style-name="Contents_20_Heading" style:master-page-name="Standard">
      <style:paragraph-properties style:page-number="1" fo:break-before="page"/>
    </style:style>
    <style:style style:name="P4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4939" officeooo:paragraph-rsid="00564939"/>
    </style:style>
    <style:style style:name="P41"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4939" officeooo:paragraph-rsid="006cb285"/>
    </style:style>
    <style:style style:name="P42"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75390" officeooo:paragraph-rsid="00575390"/>
    </style:style>
    <style:style style:name="P43"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75390" officeooo:paragraph-rsid="007f106a"/>
    </style:style>
    <style:style style:name="P44"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e9242"/>
    </style:style>
    <style:style style:name="P45"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be228" officeooo:paragraph-rsid="003e180c"/>
    </style:style>
    <style:style style:name="P46"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be228" officeooo:paragraph-rsid="007f106a"/>
    </style:style>
    <style:style style:name="P47"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ec8f7" officeooo:paragraph-rsid="005ec8f7"/>
    </style:style>
    <style:style style:name="P48"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ec8f7" officeooo:paragraph-rsid="007f106a"/>
    </style:style>
    <style:style style:name="P49" style:family="paragraph" style:parent-style-name="Heading_20_3" style:list-style-name="L12">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75390"/>
    </style:style>
    <style:style style:name="P50" style:family="paragraph" style:parent-style-name="Heading_20_3" style:list-style-name="L12">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9a2ff"/>
    </style:style>
    <style:style style:name="P51" style:family="paragraph" style:parent-style-name="Heading_20_3" style:list-style-name="L1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e9242"/>
    </style:style>
    <style:style style:name="P52" style:family="paragraph" style:parent-style-name="Heading_20_3" style:list-style-name="L1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e9242"/>
    </style:style>
    <style:style style:name="P53" style:family="paragraph" style:parent-style-name="Heading_20_3" style:list-style-name="L41">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7f106a"/>
    </style:style>
    <style:style style:name="P54" style:family="paragraph" style:parent-style-name="Heading_20_3" style:list-style-name="L12">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5c06e2" officeooo:paragraph-rsid="005e9242"/>
    </style:style>
    <style:style style:name="P55" style:family="paragraph" style:parent-style-name="Heading_20_3" style:list-style-name="L41">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5c06e2" officeooo:paragraph-rsid="007f106a"/>
    </style:style>
    <style:style style:name="P56" style:family="paragraph" style:parent-style-name="Heading_20_3" style:list-style-name="L1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2c1c7" officeooo:paragraph-rsid="0072c1c7"/>
    </style:style>
    <style:style style:name="P57" style:family="paragraph" style:parent-style-name="Heading_20_3" style:list-style-name="L43">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2c1c7" officeooo:paragraph-rsid="007f106a"/>
    </style:style>
    <style:style style:name="P58" style:family="paragraph" style:parent-style-name="Heading_20_3" style:list-style-name="L1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5e9242" officeooo:paragraph-rsid="005e9242"/>
    </style:style>
    <style:style style:name="P59" style:family="paragraph" style:parent-style-name="Heading_20_3" style:list-style-name="L41">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style:font-name="Georgia" officeooo:rsid="0023ad53" officeooo:paragraph-rsid="007f106a" style:font-name-asian="Georgia1" style:font-name-complex="Georgia1"/>
    </style:style>
    <style:style style:name="P60" style:family="paragraph" style:parent-style-name="Standard" style:list-style-name="L2">
      <style:paragraph-properties fo:text-align="justify" style:justify-single-word="false"/>
      <style:text-properties style:font-name="Georgia" officeooo:paragraph-rsid="0079daa0" style:font-name-asian="Georgia1" style:font-name-complex="Georgia1"/>
    </style:style>
    <style:style style:name="P61" style:family="paragraph" style:parent-style-name="Standard">
      <style:paragraph-properties fo:text-align="justify" style:justify-single-word="false"/>
      <style:text-properties style:font-name="Georgia" officeooo:paragraph-rsid="005e9242" style:font-name-asian="Georgia1" style:font-name-complex="Georgia1"/>
    </style:style>
    <style:style style:name="P62" style:family="paragraph" style:parent-style-name="Standard">
      <style:paragraph-properties fo:text-align="justify" style:justify-single-word="false"/>
      <style:text-properties style:font-name="Georgia" officeooo:paragraph-rsid="00735f4e" style:font-name-asian="Georgia1" style:font-name-complex="Georgia1"/>
    </style:style>
    <style:style style:name="P63" style:family="paragraph" style:parent-style-name="Standard">
      <style:paragraph-properties fo:text-align="justify" style:justify-single-word="false"/>
      <style:text-properties style:font-name="Georgia" officeooo:paragraph-rsid="0079daa0" style:font-name-asian="Georgia1" style:font-name-complex="Georgia1"/>
    </style:style>
    <style:style style:name="P64" style:family="paragraph" style:parent-style-name="Standard" style:list-style-name="L33">
      <style:paragraph-properties fo:text-align="justify" style:justify-single-word="false"/>
      <style:text-properties style:font-name="Georgia" officeooo:paragraph-rsid="0079daa0" style:font-name-asian="Georgia1" style:font-name-complex="Georgia1"/>
    </style:style>
    <style:style style:name="P65" style:family="paragraph" style:parent-style-name="Standard" style:list-style-name="L34">
      <style:paragraph-properties fo:text-align="justify" style:justify-single-word="false"/>
      <style:text-properties style:font-name="Georgia" officeooo:paragraph-rsid="0079daa0" style:font-name-asian="Georgia1" style:font-name-complex="Georgia1"/>
    </style:style>
    <style:style style:name="P66" style:family="paragraph" style:parent-style-name="Standard" style:list-style-name="L35">
      <style:paragraph-properties fo:text-align="justify" style:justify-single-word="false"/>
      <style:text-properties style:font-name="Georgia" officeooo:paragraph-rsid="0079daa0" style:font-name-asian="Georgia1" style:font-name-complex="Georgia1"/>
    </style:style>
    <style:style style:name="P67" style:family="paragraph" style:parent-style-name="Standard" style:list-style-name="L36">
      <style:paragraph-properties fo:text-align="justify" style:justify-single-word="false"/>
      <style:text-properties style:font-name="Georgia" officeooo:paragraph-rsid="0079daa0" style:font-name-asian="Georgia1" style:font-name-complex="Georgia1"/>
    </style:style>
    <style:style style:name="P68" style:family="paragraph" style:parent-style-name="Standard" style:list-style-name="L37">
      <style:paragraph-properties fo:text-align="justify" style:justify-single-word="false"/>
      <style:text-properties style:font-name="Georgia" officeooo:paragraph-rsid="0079daa0" style:font-name-asian="Georgia1" style:font-name-complex="Georgia1"/>
    </style:style>
    <style:style style:name="P69" style:family="paragraph" style:parent-style-name="Standard" style:list-style-name="L38">
      <style:paragraph-properties fo:text-align="justify" style:justify-single-word="false"/>
      <style:text-properties style:font-name="Georgia" officeooo:paragraph-rsid="0079daa0" style:font-name-asian="Georgia1" style:font-name-complex="Georgia1"/>
    </style:style>
    <style:style style:name="P70" style:family="paragraph" style:parent-style-name="Standard">
      <style:paragraph-properties fo:text-align="justify" style:justify-single-word="false"/>
      <style:text-properties style:font-name="Georgia" officeooo:paragraph-rsid="007d8f78" style:font-name-asian="Georgia1" style:font-name-complex="Georgia1"/>
    </style:style>
    <style:style style:name="P71" style:family="paragraph" style:parent-style-name="Standard">
      <style:paragraph-properties fo:text-align="justify" style:justify-single-word="false"/>
      <style:text-properties style:font-name="Georgia" officeooo:paragraph-rsid="007f106a" style:font-name-asian="Georgia1" style:font-name-complex="Georgia1"/>
    </style:style>
    <style:style style:name="P72" style:family="paragraph" style:parent-style-name="Standard" style:list-style-name="L40">
      <style:paragraph-properties fo:text-align="justify" style:justify-single-word="false"/>
      <style:text-properties style:font-name="Georgia" officeooo:paragraph-rsid="007f106a" style:font-name-asian="Georgia1" style:font-name-complex="Georgia1"/>
    </style:style>
    <style:style style:name="P73" style:family="paragraph" style:parent-style-name="Standard" style:list-style-name="L45">
      <style:paragraph-properties fo:text-align="justify" style:justify-single-word="false"/>
      <style:text-properties style:font-name="Georgia" officeooo:paragraph-rsid="007f106a" style:font-name-asian="Georgia1" style:font-name-complex="Georgia1"/>
    </style:style>
    <style:style style:name="P74" style:family="paragraph" style:parent-style-name="Standard">
      <style:paragraph-properties fo:text-align="justify" style:justify-single-word="false"/>
      <style:text-properties style:font-name="Georgia" officeooo:rsid="0023ad53" officeooo:paragraph-rsid="007d8f78" style:font-name-asian="Georgia1" style:font-name-complex="Georgia1"/>
    </style:style>
    <style:style style:name="P75" style:family="paragraph" style:parent-style-name="Standard" style:list-style-name="L39">
      <style:paragraph-properties fo:text-align="justify" style:justify-single-word="false"/>
      <style:text-properties style:font-name="Georgia" officeooo:rsid="0023ad53" officeooo:paragraph-rsid="007d8f78" style:font-name-asian="Georgia1" style:font-name-complex="Georgia1"/>
    </style:style>
    <style:style style:name="P76" style:family="paragraph" style:parent-style-name="Standard">
      <style:paragraph-properties fo:text-align="justify" style:justify-single-word="false"/>
      <style:text-properties style:font-name="Georgia" officeooo:rsid="0023ad53" officeooo:paragraph-rsid="007f106a" style:font-name-asian="Georgia1" style:font-name-complex="Georgia1"/>
    </style:style>
    <style:style style:name="P77" style:family="paragraph" style:parent-style-name="Standard" style:list-style-name="L42">
      <style:paragraph-properties fo:text-align="justify" style:justify-single-word="false"/>
      <style:text-properties style:font-name="Georgia" officeooo:rsid="0023ad53" officeooo:paragraph-rsid="007f106a" style:font-name-asian="Georgia1" style:font-name-complex="Georgia1"/>
    </style:style>
    <style:style style:name="P78" style:family="paragraph" style:parent-style-name="Standard">
      <style:paragraph-properties fo:text-align="justify" style:justify-single-word="false"/>
      <style:text-properties style:font-name="Georgia" officeooo:rsid="00677ada" officeooo:paragraph-rsid="007f106a" style:font-name-asian="Georgia1" style:font-name-complex="Georgia1"/>
    </style:style>
    <style:style style:name="P79" style:family="paragraph" style:parent-style-name="Standard" style:list-style-name="L40">
      <style:paragraph-properties fo:text-align="justify" style:justify-single-word="false"/>
      <style:text-properties style:font-name="Georgia" officeooo:rsid="00677ada" officeooo:paragraph-rsid="007f106a" style:font-name-asian="Georgia1" style:font-name-complex="Georgia1"/>
    </style:style>
    <style:style style:name="P80" style:family="paragraph" style:parent-style-name="Standard" style:list-style-name="L45">
      <style:paragraph-properties fo:text-align="justify" style:justify-single-word="false"/>
      <style:text-properties style:font-name="Georgia" officeooo:rsid="00677ada" officeooo:paragraph-rsid="007f106a" style:font-name-asian="Georgia1" style:font-name-complex="Georgia1"/>
    </style:style>
    <style:style style:name="P81" style:family="paragraph" style:parent-style-name="Standard">
      <style:paragraph-properties fo:text-align="justify" style:justify-single-word="false"/>
      <style:text-properties style:font-name="Georgia" officeooo:rsid="0037bcdb" style:font-name-asian="Georgia1" style:font-name-complex="Georgia1"/>
    </style:style>
    <style:style style:name="P82" style:family="paragraph" style:parent-style-name="Standard">
      <style:paragraph-properties fo:text-align="justify" style:justify-single-word="false"/>
      <style:text-properties style:font-name="Georgia" officeooo:rsid="005ec8f7" officeooo:paragraph-rsid="005ec8f7" style:font-name-asian="Georgia1" style:font-name-complex="Georgia1"/>
    </style:style>
    <style:style style:name="P83" style:family="paragraph" style:parent-style-name="Standard">
      <style:paragraph-properties fo:margin-left="1.27cm" fo:margin-right="0cm" fo:text-align="justify" style:justify-single-word="false" fo:text-indent="0cm" style:auto-text-indent="false"/>
      <style:text-properties style:font-name="Georgia" officeooo:rsid="005ec8f7" officeooo:paragraph-rsid="005ec8f7" style:font-name-asian="Georgia1" style:font-name-complex="Georgia1"/>
    </style:style>
    <style:style style:name="P84" style:family="paragraph" style:parent-style-name="Standard">
      <style:paragraph-properties fo:text-align="justify" style:justify-single-word="false"/>
      <style:text-properties style:font-name="Georgia" officeooo:rsid="005ec8f7" officeooo:paragraph-rsid="005f8829" style:font-name-asian="Georgia1" style:font-name-complex="Georgia1"/>
    </style:style>
    <style:style style:name="P85" style:family="paragraph" style:parent-style-name="Standard">
      <style:paragraph-properties fo:text-align="justify" style:justify-single-word="false"/>
      <style:text-properties style:font-name="Georgia" officeooo:rsid="005ec8f7" officeooo:paragraph-rsid="007f106a" style:font-name-asian="Georgia1" style:font-name-complex="Georgia1"/>
    </style:style>
    <style:style style:name="P86" style:family="paragraph" style:parent-style-name="Standard">
      <style:paragraph-properties fo:margin-left="1.27cm" fo:margin-right="0cm" fo:text-align="justify" style:justify-single-word="false" fo:text-indent="0cm" style:auto-text-indent="false"/>
      <style:text-properties style:font-name="Georgia" officeooo:rsid="005ec8f7" officeooo:paragraph-rsid="007f106a" style:font-name-asian="Georgia1" style:font-name-complex="Georgia1"/>
    </style:style>
    <style:style style:name="P87" style:family="paragraph" style:parent-style-name="Standard">
      <style:paragraph-properties fo:text-align="justify" style:justify-single-word="false"/>
      <style:text-properties style:font-name="Georgia" officeooo:rsid="007d8f78" officeooo:paragraph-rsid="007d8f78" style:font-name-asian="Georgia1" style:font-name-complex="Georgia1"/>
    </style:style>
    <style:style style:name="P88" style:family="paragraph" style:parent-style-name="Standard">
      <style:paragraph-properties fo:text-align="justify" style:justify-single-word="false"/>
      <style:text-properties style:font-name="Georgia" officeooo:rsid="007d8f78" officeooo:paragraph-rsid="007f106a" style:font-name-asian="Georgia1" style:font-name-complex="Georgia1"/>
    </style:style>
    <style:style style:name="P89" style:family="paragraph" style:parent-style-name="Standard" style:master-page-name="First_20_Page">
      <style:paragraph-properties fo:text-align="center" style:justify-single-word="false" style:page-number="1"/>
    </style:style>
    <style:style style:name="P90" style:family="paragraph" style:parent-style-name="Standard">
      <style:paragraph-properties fo:text-align="justify" style:justify-single-word="false"/>
      <style:text-properties officeooo:paragraph-rsid="005e9242"/>
    </style:style>
    <style:style style:name="P91" style:family="paragraph" style:parent-style-name="Standard" style:list-style-name="L37">
      <style:paragraph-properties fo:text-align="justify" style:justify-single-word="false"/>
      <style:text-properties officeooo:paragraph-rsid="0079daa0"/>
    </style:style>
    <style:style style:name="P92" style:family="paragraph" style:parent-style-name="Standard">
      <style:paragraph-properties fo:text-align="justify" style:justify-single-word="false"/>
      <style:text-properties officeooo:paragraph-rsid="007f106a"/>
    </style:style>
    <style:style style:name="P93" style:family="paragraph" style:parent-style-name="Standard">
      <style:paragraph-properties fo:text-align="center" style:justify-single-word="false"/>
      <style:text-properties fo:color="#c9211e" loext:opacity="100%" fo:font-weight="bold" officeooo:rsid="0059a2ff" officeooo:paragraph-rsid="007f106a" style:font-weight-asian="bold" style:font-weight-complex="bold"/>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593c8" style:font-name-asian="Georgia1" style:font-name-complex="Georgia1"/>
    </style:style>
    <style:style style:name="T4" style:family="text">
      <style:text-properties style:font-name="Georgia" officeooo:rsid="003a3aa8" style:font-name-asian="Georgia1" style:font-name-complex="Georgia1"/>
    </style:style>
    <style:style style:name="T5" style:family="text">
      <style:text-properties style:font-name="Georgia" officeooo:rsid="0023ad53" style:font-name-asian="Georgia1" style:font-name-complex="Georgia1"/>
    </style:style>
    <style:style style:name="T6" style:family="text">
      <style:text-properties style:font-name="Georgia" officeooo:rsid="005f8a71" style:font-name-asian="Georgia1" style:font-name-complex="Georgia1"/>
    </style:style>
    <style:style style:name="T7" style:family="text">
      <style:text-properties style:font-name="Georgia" officeooo:rsid="007958f1" style:font-name-asian="Georgia1" style:font-name-complex="Georgia1"/>
    </style:style>
    <style:style style:name="T8" style:family="text">
      <style:text-properties style:font-name="Georgia" officeooo:rsid="0080fa18" style:font-name-asian="Georgia1" style:font-name-complex="Georgia1"/>
    </style:style>
    <style:style style:name="T9" style:family="text">
      <style:text-properties officeooo:rsid="002c2d63"/>
    </style:style>
    <style:style style:name="T10" style:family="text">
      <style:text-properties officeooo:rsid="003593c8"/>
    </style:style>
    <style:style style:name="T11" style:family="text">
      <style:text-properties officeooo:rsid="0059a2ff"/>
    </style:style>
    <style:style style:name="T12" style:family="text">
      <style:text-properties officeooo:rsid="005be228"/>
    </style:style>
    <style:style style:name="T13" style:family="text">
      <style:text-properties officeooo:rsid="005ec8f7"/>
    </style:style>
    <style:style style:name="T14" style:family="text">
      <style:text-properties officeooo:rsid="006273ef"/>
    </style:style>
    <style:style style:name="T15" style:family="text">
      <style:text-properties officeooo:rsid="00669854"/>
    </style:style>
    <style:style style:name="T16" style:family="text">
      <style:text-properties officeooo:rsid="00677ada"/>
    </style:style>
    <style:style style:name="T17" style:family="text">
      <style:text-properties officeooo:rsid="00696ea2"/>
    </style:style>
    <style:style style:name="T18" style:family="text">
      <style:text-properties officeooo:rsid="006ad2ec"/>
    </style:style>
    <style:style style:name="T19" style:family="text">
      <style:text-properties officeooo:rsid="006cb285"/>
    </style:style>
    <style:style style:name="T20" style:family="text">
      <style:text-properties officeooo:rsid="00735f4e"/>
    </style:style>
    <style:style style:name="T21" style:family="text">
      <style:text-properties officeooo:rsid="0079daa0"/>
    </style:style>
    <style:style style:name="T22" style:family="text">
      <style:text-properties officeooo:rsid="007d8f78"/>
    </style:style>
    <style:style style:name="T23" style:family="text">
      <style:text-properties officeooo:rsid="0023ad53"/>
    </style:style>
    <style:style style:name="T24" style:family="text">
      <style:text-properties officeooo:rsid="0080fa18"/>
    </style:style>
    <style:style style:name="T25" style:family="text">
      <style:text-properties officeooo:rsid="0081c6eb"/>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33">Script de présentation du jalon 8</text:p>
      <text:p text:style-name="P25"/>
      <text:p text:style-name="P23"><draw:frame draw:style-name="fr3" draw:name="image6.png" text:anchor-type="as-char" svg:width="10.601cm" svg:height="1.842cm" draw:z-index="20"><draw:image xlink:href="Pictures/100000000000062B0000011581575A5F73A5D6A4.png" xlink:type="simple" xlink:show="embed" xlink:actuate="onLoad" draw:mime-type="image/png"/></draw:frame></text:p>
      <text:p text:style-name="P2"/>
      <text:p text:style-name="P2"/>
      <text:p text:style-name="P26">🖋️ <text:span text:style-name="T1">Créateur : </text:span><text:span text:style-name="T2">Axel MOURILLON – Chef de projet</text:span></text:p>
      <text:p text:style-name="P26">📅 <text:span text:style-name="T1">Date de Création : </text:span><text:span text:style-name="T2">: 08/06/2025</text:span></text:p>
      <text:p text:style-name="P2"/>
      <text:p text:style-name="P26">🖋️ <text:span text:style-name="T10">Dernier m</text:span><text:span text:style-name="T1">odificateur : </text:span><text:span text:style-name="T3">&lt;</text:span><text:span text:style-name="T2">Prénom NOM&gt;</text:span><text:span text:style-name="T3"> – &lt;</text:span><text:span text:style-name="T2">Rôle&gt;</text:span></text:p>
      <text:p text:style-name="P27">📅 <text:span text:style-name="T1">Date de modification : </text:span><text:span text:style-name="T2">JJ</text:span><text:span text:style-name="T1">/</text:span><text:span text:style-name="T2">MM</text:span><text:span text:style-name="T1">/</text:span><text:span text:style-name="T2">2025</text:span></text:p>
      <text:p text:style-name="P27"><text:span text:style-name="T2">🔄 Version : 1.</text:span><text:span text:style-name="T4">0</text:span></text:p>
      <text:p text:style-name="P28"/>
      <text:section text:style-name="Sect1" text:name="Section2">
        <text:p text:style-name="P31"><draw:frame draw:style-name="fr2" draw:name="Image2" text:anchor-type="as-char" svg:y="-0.728cm" svg:width="5.89cm" svg:height="1.669cm" draw:z-index="21"><draw:image xlink:href="Pictures/10000001000001F50000008E5E7BEE69BAE74E54.png" xlink:type="simple" xlink:show="embed" xlink:actuate="onLoad" draw:mime-type="image/png"/></draw:frame></text:p>
        <text:p text:style-name="P21"><draw:frame draw:style-name="fr1" draw:name="Image3" text:anchor-type="as-char" svg:y="-0.466cm" svg:width="6.246cm" svg:height="1.725cm" draw:z-index="22"><draw:image xlink:href="Pictures/10000001000002030000007F431994E204D99CAF.png" xlink:type="simple" xlink:show="embed" xlink:actuate="onLoad" draw:mime-type="image/png"/></draw:frame></text:p>
      </text:section>
      <text:p text:style-name="P32"/>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39">Table des matières</text:p>
          </text:index-title>
          <text:p text:style-name="P36"><text:a xlink:type="simple" xlink:href="#__RefHeading___Toc395_377169772" text:style-name="Index_20_Link" text:visited-style-name="Index_20_Link">I. Brouillon de plan<text:tab/>2</text:a></text:p>
          <text:p text:style-name="P36"><text:a xlink:type="simple" xlink:href="#__RefHeading___Toc395_377169772%20Copie%201" text:style-name="Index_20_Link" text:visited-style-name="Index_20_Link">II. Script détaillé<text:tab/>3</text:a></text:p>
          <text:p text:style-name="P37"><text:a xlink:type="simple" xlink:href="#__RefHeading___Toc399_377169772%20Copie%204%20Copie%201" text:style-name="Index_20_Link" text:visited-style-name="Index_20_Link">A) Présentation initiale<text:tab/>3</text:a></text:p>
          <text:p text:style-name="P38"><text:a xlink:type="simple" xlink:href="#__RefHeading___Toc554_377169772%20Copie%201%20Copie%203%20Copie%201" text:style-name="Index_20_Link" text:visited-style-name="Index_20_Link">1/ Présentation du projet et de ses origines<text:tab/>3</text:a></text:p>
          <text:p text:style-name="P38"><text:a xlink:type="simple" xlink:href="#__RefHeading___Toc554_377169772%20Copie%201%20Copie%204%20Copie%201" text:style-name="Index_20_Link" text:visited-style-name="Index_20_Link">2/ Présentation des produits<text:tab/>3</text:a></text:p>
          <text:p text:style-name="P38"><text:a xlink:type="simple" xlink:href="#__RefHeading___Toc554_377169772%20Copie%201%20Copie%204%20Copie%201%20Copie%201" text:style-name="Index_20_Link" text:visited-style-name="Index_20_Link">3/ Vidéo publicitaire<text:tab/>4</text:a></text:p>
          <text:p text:style-name="P37"><text:a xlink:type="simple" xlink:href="#__RefHeading___Toc399_377169772%20Copie%204%20Copie%201%20Copie%201" text:style-name="Index_20_Link" text:visited-style-name="Index_20_Link">B) Plan d’investissement<text:tab/>4</text:a></text:p>
          <text:p text:style-name="P38"><text:a xlink:type="simple" xlink:href="#__RefHeading___Toc554_377169772%20Copie%201%20Copie%203" text:style-name="Index_20_Link" text:visited-style-name="Index_20_Link">1/ Lancement du site<text:tab/>4</text:a></text:p>
          <text:p text:style-name="P38"><text:a xlink:type="simple" xlink:href="#__RefHeading___Toc554_377169772%20Copie%201%20Copie%204" text:style-name="Index_20_Link" text:visited-style-name="Index_20_Link">2/ Investissement nécessaire au lancement<text:tab/>4</text:a></text:p>
          <text:p text:style-name="P37"><text:a xlink:type="simple" xlink:href="#__RefHeading___Toc399_377169772%20Copie%204%20Copie%201%20Copie%201%20Copie%201" text:style-name="Index_20_Link" text:visited-style-name="Index_20_Link">C) Les points forts de Wizards &amp; Dice<text:tab/>5</text:a></text:p>
          <text:p text:style-name="P38"><text:a xlink:type="simple" xlink:href="#__RefHeading___Toc554_377169772%20Copie%201%20Copie%203%20Copie%202" text:style-name="Index_20_Link" text:visited-style-name="Index_20_Link">1/ Aspects légaux et commerciaux<text:tab/>5</text:a></text:p>
          <text:p text:style-name="P38"><text:a xlink:type="simple" xlink:href="#__RefHeading___Toc554_377169772%20Copie%201%20Copie%204%20Copie%202" text:style-name="Index_20_Link" text:visited-style-name="Index_20_Link">2/ Points techniques<text:tab/>5</text:a></text:p>
          <text:p text:style-name="P38"><text:a xlink:type="simple" xlink:href="#__RefHeading___Toc554_377169772%20Copie%201%20Copie%204%20Copie%202%20Copie%202" text:style-name="Index_20_Link" text:visited-style-name="Index_20_Link">3/ Communications<text:tab/>6</text:a></text:p>
          <text:p text:style-name="P37"><text:a xlink:type="simple" xlink:href="#__RefHeading___Toc399_377169772%20Copie%204%20Copie%201%20Copie%201%20Copie%201%20Copie%201" text:style-name="Index_20_Link" text:visited-style-name="Index_20_Link">D) Les points faibles et la roadmap<text:tab/>6</text:a></text:p>
          <text:p text:style-name="P38"><text:a xlink:type="simple" xlink:href="#__RefHeading___Toc554_377169772%20Copie%201%20Copie%203%20Copie%202%20Copie%201" text:style-name="Index_20_Link" text:visited-style-name="Index_20_Link">1/ Analyse du projet : points faibles<text:tab/>6</text:a></text:p>
          <text:p text:style-name="P38"><text:a xlink:type="simple" xlink:href="#__RefHeading___Toc554_377169772%20Copie%201%20Copie%204%20Copie%202%20Copie%201" text:style-name="Index_20_Link" text:visited-style-name="Index_20_Link">2/ Roadmap prévisionnelle<text:tab/>6</text:a></text:p>
          <text:p text:style-name="P36"><text:a xlink:type="simple" xlink:href="#__RefHeading___Toc395_377169772%20Copie%201%20Copie%201" text:style-name="Index_20_Link" text:visited-style-name="Index_20_Link">III. Script brut<text:tab/>7</text:a></text:p>
        </text:index-body>
      </text:table-of-content>
      <text:p text:style-name="P2"/>
      <text:p text:style-name="P81"/>
      <text:p text:style-name="P81"/>
      <text:p text:style-name="P81"/>
      <text:p text:style-name="P81"/>
      <text:list xml:id="list2032636787" text:style-name="L1">
        <text:list-item>
          <text:p text:style-name="P40"><text:bookmark-start text:name="__RefHeading___Toc395_377169772"/>Brouillon de plan<text:bookmark-end text:name="__RefHeading___Toc395_377169772"/></text:p>
        </text:list-item>
      </text:list>
      <text:p text:style-name="P3"/>
      <text:p text:style-name="P4"/>
      <text:list xml:id="list368731491" text:style-name="L2">
        <text:list-item>
          <text:p text:style-name="P60">Présentation du projet et de ses origines</text:p>
        </text:list-item>
        <text:list-item>
          <text:p text:style-name="P60">Présentation de produit et vidéo publicitaire</text:p>
        </text:list-item>
      </text:list>
      <text:list text:style-name="L33">
        <text:list-item>
          <text:list>
            <text:list-item>
              <text:p text:style-name="P64">Tasse</text:p>
            </text:list-item>
            <text:list-item>
              <text:p text:style-name="P64">Dé</text:p>
            </text:list-item>
            <text:list-item>
              <text:p text:style-name="P64"><text:span text:style-name="T21">C</text:span>arnet</text:p>
            </text:list-item>
            <text:list-item>
              <text:p text:style-name="P64">T-shirt</text:p>
            </text:list-item>
            <text:list-item>
              <text:p text:style-name="P64">Étui</text:p>
            </text:list-item>
            <text:list-item>
              <text:p text:style-name="P64">Livre de règles</text:p>
            </text:list-item>
            <text:list-item>
              <text:p text:style-name="P64">Présentoirs</text:p>
              <text:p text:style-name="P64">+ Autre</text:p>
            </text:list-item>
          </text:list>
        </text:list-item>
      </text:list>
      <text:list xml:id="list223630655452044" text:continue-list="list368731491" text:style-name="L2">
        <text:list-item>
          <text:p text:style-name="P60">Plan de lancement du site</text:p>
        </text:list-item>
      </text:list>
      <text:list xml:id="list1015318651" text:style-name="L34">
        <text:list-item>
          <text:list>
            <text:list-item>
              <text:p text:style-name="P65">On ouvre le site au public avec des préventes sur 3 mois.</text:p>
            </text:list-item>
            <text:list-item>
              <text:p text:style-name="P65">Les clients précommandent + contenu exclusif.</text:p>
            </text:list-item>
            <text:list-item>
              <text:p text:style-name="P65">On ne retient qu’au-dessus d’un certain seuil (remboursement des précommandes annulées).</text:p>
            </text:list-item>
            <text:list-item>
              <text:p text:style-name="P65">On commande auprès des fournisseurs et on envoie.</text:p>
              <text:list>
                <text:list-header>
                  <text:p text:style-name="P65">⇒ Lancer un premier cycle de vie financière du site (faire du CA pour racheter des stocks par la suite).</text:p>
                </text:list-header>
              </text:list>
            </text:list-item>
            <text:list-item>
              <text:p text:style-name="P65">On garde les articles sélect</text:p>
            </text:list-item>
          </text:list>
        </text:list-item>
      </text:list>
      <text:list xml:id="list223630033304759" text:continue-list="list223630655452044" text:style-name="L2">
        <text:list-item>
          <text:p text:style-name="P60">De quoi on a besoin</text:p>
        </text:list-item>
      </text:list>
      <text:list text:style-name="L35">
        <text:list-item>
          <text:list>
            <text:list-item>
              <text:p text:style-name="P66">À partir de 3000 € (30 % des parts de la boîte)</text:p>
            </text:list-item>
            <text:list-item>
              <text:p text:style-name="P66">Ce qui donnerait environ 500 k vues sur les réseaux.</text:p>
            </text:list-item>
            <text:list-item>
              <text:p text:style-name="P66">Ce qui donnerait environ 7,5 k visiteurs sur le site.</text:p>
              <text:p text:style-name="P66">⇒ Si plus d’investissement, ce sera un prêt (taux à discuter).</text:p>
            </text:list-item>
          </text:list>
        </text:list-item>
      </text:list>
      <text:list xml:id="list223630750831731" text:continue-list="list223630033304759" text:style-name="L2">
        <text:list-item>
          <text:p text:style-name="P60">Bull shit blabla</text:p>
        </text:list-item>
      </text:list>
      <text:list text:style-name="L36">
        <text:list-item>
          <text:list>
            <text:list-item>
              <text:p text:style-name="P67">Conformité</text:p>
            </text:list-item>
            <text:list-item>
              <text:p text:style-name="P67">Étude de marché</text:p>
            </text:list-item>
            <text:list-item>
              <text:p text:style-name="P67">Environnement</text:p>
            </text:list-item>
            <text:list-item>
              <text:p text:style-name="P67">Gestion des stocks</text:p>
            </text:list-item>
          </text:list>
        </text:list-item>
      </text:list>
      <text:list xml:id="list223631671811756" text:continue-list="list223630750831731" text:style-name="L2">
        <text:list-item>
          <text:p text:style-name="P60">Points techniques</text:p>
        </text:list-item>
      </text:list>
      <text:list xml:id="list134441539" text:style-name="L37">
        <text:list-item>
          <text:list>
            <text:list-item>
              <text:p text:style-name="P68">Sécurité</text:p>
            </text:list-item>
            <text:list-item>
              <text:p text:style-name="P68">Disponibilité</text:p>
            </text:list-item>
          </text:list>
        </text:list-item>
      </text:list>
      <text:list xml:id="list223631389164226" text:continue-list="list223631671811756" text:style-name="L2">
        <text:list-item>
          <text:p text:style-name="P60">Communication</text:p>
        </text:list-item>
      </text:list>
      <text:list xml:id="list223629885049750" text:continue-list="list134441539" text:style-name="L37">
        <text:list-item>
          <text:list>
            <text:list-item>
              <text:p text:style-name="P68">Réseaux sociaux</text:p>
            </text:list-item>
            <text:list-item>
              <text:p text:style-name="P68">Carte de visites</text:p>
            </text:list-item>
            <text:list-item>
              <text:p text:style-name="P91"><text:span text:style-name="T1">Affiche</text:span></text:p>
            </text:list-item>
          </text:list>
        </text:list-item>
      </text:list>
      <text:list xml:id="list223630647947891" text:continue-list="list223631389164226" text:style-name="L2">
        <text:list-item>
          <text:p text:style-name="P60">Analyse du projet : points faibles</text:p>
        </text:list-item>
        <text:list-item>
          <text:p text:style-name="P60">Prévisionnel : ROADMAP</text:p>
        </text:list-item>
      </text:list>
      <text:list text:style-name="L38">
        <text:list-item>
          <text:list>
            <text:list-item>
              <text:p text:style-name="P69">Maintenant jusqu'à mi-août : création du site avec toutes les fonctions avancées.</text:p>
            </text:list-item>
            <text:list-item>
              <text:p text:style-name="P69">Mi-août : lance le site avec les préventes et la campagne de pub.</text:p>
            </text:list-item>
            <text:list-item>
              <text:p text:style-name="P69">Début décembre, on puisse envoyer les premières commandes.</text:p>
            </text:list-item>
          </text:list>
        </text:list-item>
      </text:list>
      <text:p text:style-name="P63"/>
      <text:p text:style-name="P29"/>
      <text:list xml:id="list223630702726989" text:continue-list="list2032636787" text:style-name="L1">
        <text:list-item>
          <text:p text:style-name="P40"><text:bookmark-start text:name="__RefHeading___Toc395_377169772 Copie 1"/>Script détaillé<text:bookmark-end text:name="__RefHeading___Toc395_377169772 Copie 1"/></text:p>
        </text:list-item>
      </text:list>
      <text:p text:style-name="P6"/>
      <text:p text:style-name="P82">Bonjour chers investisseurs, Nous sommes le groupe projet Wizards &amp; Dice. Voici :</text:p>
      <text:p text:style-name="P83">Loïs : responsable design et marketing</text:p>
      <text:p text:style-name="P83">Hugo : responsable technique</text:p>
      <text:p text:style-name="P83">Axel : chef de projet</text:p>
      <text:p text:style-name="P83">Arthur : responsable documentation et administratif</text:p>
      <text:p text:style-name="P82"/>
      <text:p text:style-name="P84"><text:tab/>Nous allons vous présenter notre projet, nos produits et une publicité que nous avons réalisée nous-même. Ensuite, nous vous parlerons de l’offre que nous vous proposons. Après cela, nous détaillerons les points forts de notre projet. Enfin, aborderons nos points faibles et notre roadmap pour y remédier.</text:p>
      <text:p text:style-name="P6"/>
      <text:p text:style-name="P6"/>
      <text:list xml:id="list3430920474" text:style-name="L11">
        <text:list-item>
          <text:p text:style-name="P42"><text:bookmark-start text:name="__RefHeading___Toc399_377169772 Copie 4 Copie 1"/>Présentation initiale<text:bookmark-end text:name="__RefHeading___Toc399_377169772 Copie 4 Copie 1"/></text:p>
        </text:list-item>
      </text:list>
      <text:p text:style-name="P3"/>
      <text:list xml:id="list1486955022" text:style-name="L12">
        <text:list-item>
          <text:p text:style-name="P49"><text:bookmark-start text:name="__RefHeading___Toc554_377169772 Copie 1 Copie 3 Copie 1"/>Présentation du projet et de ses origines<text:bookmark-end text:name="__RefHeading___Toc554_377169772 Copie 1 Copie 3 Copie 1"/></text:p>
        </text:list-item>
      </text:list>
      <text:p text:style-name="P5"/>
      <text:p text:style-name="P74"><text:tab/>Nous sommes partis ensemble en Italie l’été dernier pendant 2 semaines. À cette occasion, nous faisons une partie de jeu de rôles (JDR). Hugo et Axel connaissaient déjà, Arthur et Loïs découvraient.</text:p>
      <text:p text:style-name="P74"><text:tab/>À la rentrée, notre bonne entente mutuelle et notre capacité à travailler ensemble nous ont poussés à nous mettre en groupe pour construire notre projet tutoré. En discutant, nous avons remarqué que :</text:p>
      <text:list text:style-name="L39">
        <text:list-item>
          <text:p text:style-name="P75">Les articles de JDR sont éparpillés et souvent mal référencés sur le web (Amazon).</text:p>
        </text:list-item>
        <text:list-item>
          <text:p text:style-name="P75">Les sites communautaires manquent de visibilité, surtout pour des débutants.</text:p>
        </text:list-item>
        <text:list-item>
          <text:p text:style-name="P75">Il n’y a pas de sites francophones de qualité reliant ces éléments actuellement.</text:p>
        </text:list-item>
        <text:list-item>
          <text:p text:style-name="P75">Le JDR est de plus en plus populaire (film = DnD, série = Secret Level, célébrité = Henry Cavill, événement = AlphaCast au Grand Rex à Paris).</text:p>
        </text:list-item>
      </text:list>
      <text:p text:style-name="P74"/>
      <text:p text:style-name="P74"><text:tab/>Nous avons donc voulu donner vie à un espace rassemblant des articles de JDR et les produits dérivés associés, et une communauté de joueurs bienveillants, débutants comme vétérans. Pour mettre en œuvre cette vision, nous avons opté pour l’auto-hébergement d’un site web de e-commerce, centré sur la vente de produits mais fournissant aussi des fonctionnalités communautaires.</text:p>
      <text:p text:style-name="P10"/>
      <text:p text:style-name="P5"/>
      <text:list xml:id="list223631490649165" text:continue-list="list1486955022" text:style-name="L12">
        <text:list-item>
          <text:p text:style-name="P49"><text:bookmark-start text:name="__RefHeading___Toc554_377169772 Copie 1 Copie 4 Copie 1"/>Présentation de<text:span text:style-name="T11">s</text:span> produit<text:span text:style-name="T11">s</text:span><text:bookmark-end text:name="__RefHeading___Toc554_377169772 Copie 1 Copie 4 Copie 1"/></text:p>
        </text:list-item>
      </text:list>
      <text:p text:style-name="P13"/>
      <text:p text:style-name="P30"><text:span text:style-name="T5"><text:tab/></text:span><text:span text:style-name="T6">Notre site proposera donc une boutique en ligne. Nous avons pris la liberté de ramener des échantillons qui figureront tous sur le site pour son lancement, en septembre de cette année. Nous avons : des tasses, des dés, des carnets, des t-shirts, des étuis, des présentoirs et des bobs. Bien sûr, nous ne proposons pas que ça. À terme, nous permettrons l’achat de divers éléments pour le JDR, comme des livres de règles, des figurines, des écrans du maître du jeu et bien d’autres.</text:span></text:p>
      <text:p text:style-name="P7"/>
      <text:list xml:id="list223631403513372" text:continue-numbering="true" text:style-name="L12">
        <text:list-item>
          <text:p text:style-name="P50"><text:bookmark-start text:name="__RefHeading___Toc554_377169772 Copie 1 Copie 4 Copie 1 Copie 1"/><text:soft-page-break/><text:span text:style-name="T11">V</text:span>idéo publicitaire<text:bookmark-end text:name="__RefHeading___Toc554_377169772 Copie 1 Copie 4 Copie 1 Copie 1"/></text:p>
        </text:list-item>
      </text:list>
      <text:p text:style-name="P14"/>
      <text:p text:style-name="P14"><text:tab/>Nous allons maintenant vous montrer une vidéo promotionnelle, destinée à faire connaître le site. Elle est destinée aux futurs clients et particulièrement à des fans de jeux de rôles, novices comme experts.</text:p>
      <text:p text:style-name="P14"/>
      <text:p text:style-name="P35">P<text:span text:style-name="T14">ASSAGE DE LA VIDÉO PUBLICITAIRE</text:span></text:p>
      <text:p text:style-name="P9"/>
      <text:p text:style-name="P9"/>
      <text:list xml:id="list223629810094646" text:continue-list="list3430920474" text:style-name="L11">
        <text:list-item>
          <text:p text:style-name="P45"><text:bookmark-start text:name="__RefHeading___Toc399_377169772 Copie 4 Copie 1 Copie 1"/>Plan d’investissement<text:bookmark-end text:name="__RefHeading___Toc399_377169772 Copie 4 Copie 1 Copie 1"/></text:p>
        </text:list-item>
      </text:list>
      <text:p text:style-name="P5"/>
      <text:list xml:id="list223630149867681" text:continue-list="list223631403513372" text:style-name="L12">
        <text:list-item text:start-value="1">
          <text:p text:style-name="P49"><text:bookmark-start text:name="__RefHeading___Toc554_377169772 Copie 1 Copie 3"/><text:span text:style-name="T12">L</text:span>ancement du site<text:bookmark-end text:name="__RefHeading___Toc554_377169772 Copie 1 Copie 3"/></text:p>
        </text:list-item>
      </text:list>
      <text:p text:style-name="P5"/>
      <text:p text:style-name="P74"><text:tab/>Afin de lancer commercialement Wizards &amp; Dice, nous planifions d’ouvrir le site pour une première période de préventes. Pendant 3 mois, les clients pourront précommander les éléments de notre catalogue et commencer à utiliser les autres fonctionnalités du site. À l’issue de cette période, nous isolerons les produits plébiscités par notre clientèle, c’est-à-dire ceux dont le nombre atteint un certain seuil. Nous commanderons ces produits auprès de nos fournisseurs et rembourserons les commandes faites sur les autres. Enfin, nous expédierons les commandes des clients, qui contiendront du contenu exclusif pour inciter à la précommande et fidéliser la clientèle.</text:p>
      <text:p text:style-name="P74"><text:tab/>Cela constituera notre premier cycle de vie. L’idée est de générer suffisamment de chiffre d’affaires pour racheter et entretenir des stocks de produits. Une fois au terme de cette phase de lancement, nous adopterons une approche plus classique du commerce en ligne. Nous aurons un catalogue, des stocks, et nous serons en mesure d’envoyer les articles commandés relativement rapidement après que la commande ait été passée. Dans un premier temps, notre catalogue serait composé des articles phares de la phase de préventes. Puis nous nous diversifierons et nous étendrons le catalogue.</text:p>
      <text:p text:style-name="P34"/>
      <text:p text:style-name="P8"/>
      <text:list xml:id="list223629627890277" text:continue-numbering="true" text:style-name="L12">
        <text:list-item>
          <text:p text:style-name="P54"><text:bookmark-start text:name="__RefHeading___Toc554_377169772 Copie 1 Copie 4"/>Investissement nécessaire au lancement<text:bookmark-end text:name="__RefHeading___Toc554_377169772 Copie 1 Copie 4"/></text:p>
        </text:list-item>
      </text:list>
      <text:p text:style-name="P15"/>
      <text:p text:style-name="P15"><text:tab/><text:span text:style-name="T15">Entre les coûts matériel de notre infrastructure, les coûts de développement du site et les fonds que nous injecterons au lancement commercial du projet, notre capitale s’élèvera à 10 000 €. Chers investisseurs, notre offre est simple : nous vous proposons de racheter des parts de notre entreprise, à hauteur de 30 % de celle-ci. </text:span></text:p>
      <text:p text:style-name="P17"><text:tab/>En investissant donc 3 000 € dans Wizards &amp; Dice, vous nous permettriez de démarrer une campagne publicitaire qui garantirait un lancement efficace pour notre plateforme. En effet, selon les résultats de notre étude de marché, investir 3 000 € pour diffuser nos publicités sur différents réseaux sociaux générerait au bas mot 500 000 vues. Les réseaux sociaux ciblés seraient TikTok, BlueSky, Instagram, X, mais aussi les plateformes fréquentées de Google, comme YouTube. De plus, 500 000 vues devraient produire aux alentours de 7 500 visites sur notre site.</text:p>
      <text:p text:style-name="P18"><text:tab/><text:span text:style-name="T16">Si vous souhaitez investir plus dans notre projet, ou avec des modalités différentes, nous sommes évidemment ouvert</text:span><text:span text:style-name="T22">s</text:span><text:span text:style-name="T16"> aux discussions.</text:span></text:p>
      <text:p text:style-name="P87"/>
      <text:p text:style-name="P87"><text:soft-page-break/></text:p>
      <text:p text:style-name="P87"/>
      <text:list xml:id="list223631032484081" text:continue-list="list223629810094646" text:style-name="L11">
        <text:list-item>
          <text:p text:style-name="P47"><text:bookmark-start text:name="__RefHeading___Toc399_377169772 Copie 4 Copie 1 Copie 1 Copie 1"/>Les points forts de Wizards &amp; Dice<text:bookmark-end text:name="__RefHeading___Toc399_377169772 Copie 4 Copie 1 Copie 1 Copie 1"/></text:p>
        </text:list-item>
      </text:list>
      <text:p text:style-name="P8"/>
      <text:p text:style-name="P62"><text:tab/><text:span text:style-name="T20">Nous </text:span><text:span text:style-name="T22">ne </text:span><text:span text:style-name="T20">vous demandons pas d’investir aveuglément d</text:span><text:span text:style-name="T22">ans </text:span><text:span text:style-name="T20">un rêve, mais bien de voir le potentiel que nos efforts traduisent.</text:span></text:p>
      <text:p text:style-name="P62"/>
      <text:p text:style-name="P8"/>
      <text:list xml:id="list593170286" text:style-name="L14">
        <text:list-item>
          <text:p text:style-name="P56"><text:bookmark-start text:name="__RefHeading___Toc554_377169772 Copie 1 Copie 3 Copie 2"/>Aspects légaux et commerciaux<text:bookmark-end text:name="__RefHeading___Toc554_377169772 Copie 1 Copie 3 Copie 2"/></text:p>
        </text:list-item>
      </text:list>
      <text:p text:style-name="P8"/>
      <text:p text:style-name="P70"><text:tab/>En effet, nous avons fait tout le nécessaire pour que notre site, même en étant auto-hébergé, respecte les conditions de conformité ainsi que les lois en vigueur, telles que celles sur la protection des données personnelles avec le RGPD et sur la vente de produit avec notre CGV.</text:p>
      <text:p text:style-name="P70"><text:tab/>Nous avons également mené plusieurs études de marchés tout au long du projet. Elles nous ont permis de confirmer l’intérêt grandissant pour le JDR, mais elles nous ont également permis de rassembler des produits dans un catalogue de départ fourni. Nous avons pu fixer des prix compétitifs nous garantissant tout de même une marge.</text:p>
      <text:p text:style-name="P70"><text:tab/>Par ailleurs, un de nos arguments de vente principaux est notre engagement pour l’environnement et l’artisanat local. En effet, Wizards &amp; Dice proposera une majorité de produits écoresponsables et français. De plus, nous aimerions mettre en avant nos talentueux artisans français sur notre site. Cela améliorerait l’image de notre site tout en aidant des artisans à faire reconnaître leur savoir-faire.</text:p>
      <text:p text:style-name="P70"><text:tab/>Aussi, même si nous ne possédons pas encore de stocks, nous avons déjà répondu aux questions que soulevait leur gestion et planifié les méthodes de travail qui entourent le stockage des produits. Nous avons préparé tout le nécessaire pour l’inventaire, le suivi des commandes, la sécurisation des stocks et d’autres questions associées.</text:p>
      <text:p text:style-name="P8"/>
      <text:p text:style-name="P8"/>
      <text:list xml:id="list223630513171176" text:continue-numbering="true" text:style-name="L14">
        <text:list-item>
          <text:p text:style-name="P51"><text:bookmark-start text:name="__RefHeading___Toc554_377169772 Copie 1 Copie 4 Copie 2"/>Points technique<text:span text:style-name="T20">s </text:span><text:bookmark-end text:name="__RefHeading___Toc554_377169772 Copie 1 Copie 4 Copie 2"/></text:p>
        </text:list-item>
      </text:list>
      <text:p text:style-name="P15"/>
      <text:p text:style-name="P76"><text:tab/>Sur le plan technique, l’auto-hébergement du site nous donne le contrôle total sur celui-ci. Pas de cloud où les données transitent on-ne-sait-où, pas de revente de données personnelles. Cette souveraineté en faveur de la vie privée de nos utilisateurs est un réel argument de vente.</text:p>
      <text:p text:style-name="P76"><text:tab/>De plus, notre infrastructure est sécurisée à de multiples niveaux, protégeant notre plateforme, nos produits et les données de nos clients des actes malveillants dont elle pourrait être cible. Nous sommes aussi en mesure de garantir la disponibilité du site. En effet, nous disposons de deux sites permettant la redondance de notre infrastructure. Ainsi, si pour quelconque raison le site principal venait à tomber, le site secondaire prendrait le relai, limitant ainsi le manque à gagner et les pertes de données. De plus, avec nos systèmes de sauvegardes, nous pouvons garantir la survie de notre infrastructure même dans les cas d’actes malveillants particulièrement graves et impactants.</text:p>
      <text:p text:style-name="P16"/>
      <text:p text:style-name="P8"/>
      <text:p text:style-name="P8"/>
      <text:p text:style-name="P8"/>
      <text:list xml:id="list223631552212232" text:continue-numbering="true" text:style-name="L14">
        <text:list-item>
          <text:p text:style-name="P58"><text:bookmark-start text:name="__RefHeading___Toc554_377169772 Copie 1 Copie 4 Copie 2 Copie 2"/><text:soft-page-break/>Communication<text:span text:style-name="T20">s </text:span><text:bookmark-end text:name="__RefHeading___Toc554_377169772 Copie 1 Copie 4 Copie 2 Copie 2"/></text:p>
        </text:list-item>
      </text:list>
      <text:p text:style-name="P15"/>
      <text:p text:style-name="P90"><text:span text:style-name="T1"><text:tab/></text:span><text:span text:style-name="T7">Nous avons aussi des stratégies de communication prêtes pour le lancement commercial de Wizards &amp; Dice. Notre marque est présente sur les réseaux sociaux : YouTube, Instagram, X, TikTok et BlueSkye, ce qui va lui donner de la visibilité. Nous avons aussi des cartes de visites, que les membres de l’équipe utilisent déjà pour faire connaître le site autour d’eux. Nous avons également préparé une affiche promotionnelle : celle-ci est exposée dans le couloir de l’étage du bâtiment C, sur le campus de notre IUT.</text:span></text:p>
      <text:p text:style-name="P8"/>
      <text:p text:style-name="P8"/>
      <text:list xml:id="list223631206734625" text:continue-list="list223631032484081" text:style-name="L11">
        <text:list-item>
          <text:p text:style-name="P44"><text:bookmark-start text:name="__RefHeading___Toc399_377169772 Copie 4 Copie 1 Copie 1 Copie 1 Copie 1"/>Les points <text:span text:style-name="T13">faibles</text:span> <text:span text:style-name="T13">et la roadmap</text:span><text:bookmark-end text:name="__RefHeading___Toc399_377169772 Copie 4 Copie 1 Copie 1 Copie 1 Copie 1"/></text:p>
        </text:list-item>
      </text:list>
      <text:p text:style-name="P8"/>
      <text:list xml:id="list2282608403" text:style-name="L15">
        <text:list-item>
          <text:p text:style-name="P52"><text:bookmark-start text:name="__RefHeading___Toc554_377169772 Copie 1 Copie 3 Copie 2 Copie 1"/>Analyse du projet : points faibles<text:bookmark-end text:name="__RefHeading___Toc554_377169772 Copie 1 Copie 3 Copie 2 Copie 1"/></text:p>
        </text:list-item>
      </text:list>
      <text:p text:style-name="P8"/>
      <text:p text:style-name="P78"><text:tab/>Évidemment, notre projet a quelques faiblesses et nous en avons conscience. Nous les avons synthétisés dans une analyse SWOT. Comme vous le voyez,</text:p>
      <text:list xml:id="list738029150" text:style-name="L40">
        <text:list-item>
          <text:p text:style-name="P79">Les menaces planant sur la réussite de ce projet sont la dépendance à des tiers, l’arrivée inattendue d’un concurrent ou bien un manque d’intérêt du public.</text:p>
        </text:list-item>
        <text:list-item>
          <text:p text:style-name="P79">Les faiblesses du projet, quant à elles, résident dans le fait que nous disposons de peu de ressources, que nous manquons d’expérience dans l’univers du e-commerce et que le projet nécessite un peu de travail avant son lancement.</text:p>
        </text:list-item>
        <text:list-item>
          <text:p text:style-name="P72"><text:span text:style-name="T16">Mais nous devons remarquer qu’il y a de réelles opportunités. Notre proposition est innovante et ergonomique pour les joueurs, il y a un véritable essor pour le JDR ces dernières années et nous n’avons que peu de concurrence sur le marché.</text:span></text:p>
        </text:list-item>
        <text:list-item>
          <text:p text:style-name="P72"><text:span text:style-name="T17">Nous avons aussi des f</text:span><text:span text:style-name="T16">orces </text:span><text:span text:style-name="T17">qui nous permettront de faire aboutir ce projet. En effet, notre</text:span><text:span text:style-name="T16"> équipe </text:span><text:span text:style-name="T17">est</text:span><text:span text:style-name="T16"> soudée, </text:span><text:span text:style-name="T17">nous </text:span><text:span text:style-name="T16">maîtris</text:span><text:span text:style-name="T17">ons presque entièrement les</text:span><text:span text:style-name="T16"> aspects techniques </text:span><text:span text:style-name="T17">du projet, et notre expérience de joueurs nous pousse dans une direction qui plaira aux autres rôlistes.</text:span></text:p>
        </text:list-item>
      </text:list>
      <text:p text:style-name="P8"/>
      <text:p text:style-name="P8"/>
      <text:list xml:id="list223631486105072" text:continue-list="list2282608403" text:style-name="L15">
        <text:list-item>
          <text:p text:style-name="P52"><text:bookmark-start text:name="__RefHeading___Toc554_377169772 Copie 1 Copie 4 Copie 2 Copie 1"/>R<text:span text:style-name="T18">oadmap</text:span> <text:span text:style-name="T18">p</text:span>révisionnel<text:span text:style-name="T18">le</text:span><text:bookmark-end text:name="__RefHeading___Toc554_377169772 Copie 1 Copie 4 Copie 2 Copie 1"/></text:p>
        </text:list-item>
      </text:list>
      <text:p text:style-name="P15"/>
      <text:p text:style-name="P12"><text:tab/>Pour finir cette présentation, nous allons vous détailler notre roadmap, c’est-à-dire ce que nous planifions pour la suite de la vie de Wizards &amp; Dice. Jusqu'à mi-août, nous peaufinerons les dernières fonctionnalités et les détails du site. Nous souhaitons disposer de toutes les fonctionnalités avancées pour le lancement. Celui-ci aura lieu aux alentours de mi-août/début septembre et inclura l’ouverture des préventes et notre campagne publicitaire. Enfin, début décembre, nous devrions être en mesure d’envoyer les premières commandes. Nous serons pile à l’heure pour déposer nos produits au pied du sapin et ainsi organiser une partie de jeu de rôles en famille ou avec des amis pendant les fêtes de fin d’année.</text:p>
      <text:p text:style-name="P8"/>
      <text:p text:style-name="P8"/>
      <text:p text:style-name="P8"/>
      <text:list xml:id="list223630069214641" text:continue-list="list223630702726989" text:style-name="L1">
        <text:list-item>
          <text:p text:style-name="P41"><text:bookmark-start text:name="__RefHeading___Toc395_377169772 Copie 1 Copie 1"/>Script <text:span text:style-name="T19">brut</text:span><text:bookmark-end text:name="__RefHeading___Toc395_377169772 Copie 1 Copie 1"/></text:p>
        </text:list-item>
      </text:list>
      <text:p text:style-name="P11"/>
      <text:p text:style-name="P85"/>
      <text:p text:style-name="P85">Bonjour chers investisseurs, <text:span text:style-name="T24">n</text:span>ous sommes le groupe projet Wizards &amp; Dice. Voici :</text:p>
      <text:p text:style-name="P86">Loïs : responsable design et marketing</text:p>
      <text:p text:style-name="P86">Hugo : responsable technique</text:p>
      <text:p text:style-name="P86">Axel : chef de projet</text:p>
      <text:p text:style-name="P86">Arthur : responsable documentation et administratif</text:p>
      <text:p text:style-name="P85"/>
      <text:p text:style-name="P85"><text:tab/>Nous allons vous présenter notre projet, nos produits et une publicité que nous avons réalisée nous-même. Ensuite, nous vous parlerons de l’offre que nous vous proposons. Après cela, nous détaillerons les points forts de notre projet. Enfin, aborderons nos points faibles et notre roadmap pour y remédier.</text:p>
      <text:p text:style-name="P71"/>
      <text:p text:style-name="P76"><text:tab/>Nous sommes partis ensemble en Italie l’été dernier pendant 2 semaines. À cette occasion, nous <text:span text:style-name="T24">avons participé ensemble à</text:span> une partie de jeu de rôles (JDR). Hugo et Axel connaissaient déjà <text:span text:style-name="T24">ce type de jeu</text:span>, Arthur et Loïs <text:span text:style-name="T24">le </text:span>découvraient.</text:p>
      <text:p text:style-name="P76"><text:tab/>À la rentrée, notre bonne entente mutuelle et notre capacité à travailler ensemble nous ont poussés à nous mettre en groupe pour construire notre projet tutoré. En discutant, nous avons remarqué que :</text:p>
      <text:list text:style-name="L42">
        <text:list-item>
          <text:p text:style-name="P77">Les articles de JDR sont éparpillés et souvent mal référencés sur le web (Amazon).</text:p>
        </text:list-item>
        <text:list-item>
          <text:p text:style-name="P77">Les sites communautaires manquent de visibilité, surtout pour des débutants.</text:p>
        </text:list-item>
        <text:list-item>
          <text:p text:style-name="P77">Il n’y a pas de sites francophones de qualité reliant ces éléments actuellement.</text:p>
        </text:list-item>
        <text:list-item>
          <text:p text:style-name="P77">Le JDR est de plus en plus populaire (film = DnD, série = Secret Level, célébrité = Henry Cavill, événement = AlphaCast au Grand Rex à Paris).</text:p>
        </text:list-item>
      </text:list>
      <text:p text:style-name="P76"/>
      <text:p text:style-name="P76"><text:tab/>Nous avons donc voulu donner vie à un espace rassemblant des articles de JDR et les produits dérivés associés, <text:span text:style-name="T24">ainsi qu’</text:span>une communauté de joueurs bienveillants, débutants comme vétérans. Pour mettre en œuvre cette vision, nous avons opté pour l’auto-hébergement d’un site web de e-commerce, centré sur la vente de produits mais fournissant aussi des fonctionnalités communautaires.</text:p>
      <text:p text:style-name="P76"/>
      <text:p text:style-name="P92"><text:span text:style-name="T5"><text:tab/></text:span><text:span text:style-name="T6">Notre site proposera donc une boutique en ligne. Nous avons pris la liberté de ramener des échantillons qui figureront tous sur le site pour son lancement, en septembre de cette année. Nous avons : des tasses, des dés, des carnets, des t-shirts, des étuis, des présentoirs et </text:span><text:span text:style-name="T8">même </text:span><text:span text:style-name="T6">des bobs. Bien sûr, nous ne proposons pas que ça. À terme, nous permettrons l’achat de divers éléments pour le JDR, comme des livres de règles, des figurines, des écrans du maître du jeu et bien d’autres.</text:span></text:p>
      <text:p text:style-name="P71"/>
      <text:p text:style-name="P71"><text:span text:style-name="T23"><text:tab/>Nous allons maintenant vous montrer une vidéo promotionnelle, destinée à faire connaître le site. Elle est destinée aux futurs clients et particulièrement à des fans de jeux de rôles, novices comme experts.</text:span></text:p>
      <text:p text:style-name="P76"/>
      <text:p text:style-name="P93">P<text:span text:style-name="T14">ASSAGE DE LA VIDÉO PUBLICITAIRE</text:span></text:p>
      <text:p text:style-name="P71"/>
      <text:p text:style-name="P71"/>
      <text:p text:style-name="P71"/>
      <text:p text:style-name="P76"><text:soft-page-break/><text:tab/>Afin de lancer commercialement Wizards &amp; Dice, nous planifions d’ouvrir le site pour une première période de préventes. Pendant 3 mois, les clients pourront précommander les éléments de notre catalogue et commencer à utiliser les autres fonctionnalités du site. À l’issue de cette période, nous isolerons les produits plébiscités par notre clientèle, c’est-à-dire ceux dont le nombre atteint un certain seuil. Nous commanderons ces produits auprès de nos fournisseurs et rembourserons les <text:span text:style-name="T24">pré</text:span>commandes faites sur les autres <text:span text:style-name="T24">articles</text:span>. Enfin, nous expédierons les commandes des clients, qui contiendront du contenu exclusif pour inciter à la précommande et fidéliser la clientèle.</text:p>
      <text:p text:style-name="P76"><text:tab/>Cela constituera notre premier cycle de vie. L’idée est de générer suffisamment de chiffre d’affaires pour racheter et entretenir des stocks de produits. Une fois au terme de cette phase de lancement, nous adopterons une approche plus classique du commerce en ligne. Nous aurons un catalogue, des stocks, et nous serons en mesure d’envoyer les articles commandés relativement rapidement après que la commande ait été passée. Dans un premier temps, notre catalogue serait composé des articles phares de la phase de préventes. Puis nous nous diversifierons et nous étendrons le catalogue.</text:p>
      <text:p text:style-name="P76"/>
      <text:p text:style-name="P76"><text:tab/><text:span text:style-name="T15">Entre les coûts matériel de notre infrastructure, les coûts de développement du site et les fonds que nous injecterons au lancement commercial du projet, </text:span><text:span text:style-name="T24">la valeur de Wizards &amp; Dice</text:span><text:span text:style-name="T15"> s’élèvera à 10 000 €. Chers investisseurs, notre offre est simple : nous vous proposons de racheter des parts de notre entreprise, à hauteur de 30 % de celle-ci. </text:span></text:p>
      <text:p text:style-name="P76"><text:tab/>En investissant donc 3 000 € dans Wizards &amp; Dice, vous nous permettriez de démarrer une campagne publicitaire qui garantirait un lancement efficace pour notre plateforme. En effet, selon les résultats de notre étude de marché, investir 3 000 € pour diffuser nos publicités sur différents réseaux sociaux générerait au bas mot 500 000 vues. Les réseaux sociaux ciblés seraient TikTok, BlueSky, Instagram, X, mais aussi les plateformes fréquentées de Google, comme YouTube. De plus, 500 000 vues devraient produire aux alentours de 7 500 visites sur notre site.</text:p>
      <text:p text:style-name="P71"><text:span text:style-name="T23"><text:tab/></text:span><text:span text:style-name="T16">Si vous souhaitez investir plus dans notre projet, ou avec des modalités différentes, nous sommes évidemment ouvert</text:span><text:span text:style-name="T22">s</text:span><text:span text:style-name="T16"> aux discussions.</text:span></text:p>
      <text:p text:style-name="P71"/>
      <text:p text:style-name="P71"><text:tab/><text:span text:style-name="T20">Nous </text:span><text:span text:style-name="T22">ne </text:span><text:span text:style-name="T20">vous demandons pas d’investir aveuglément d</text:span><text:span text:style-name="T22">ans </text:span><text:span text:style-name="T20">un rêve, mais bien de voir le potentiel que nos efforts traduisent.</text:span></text:p>
      <text:p text:style-name="P71"/>
      <text:p text:style-name="P71"><text:tab/>En effet, nous avons fait tout le nécessaire pour que notre site, même en étant auto-hébergé, respecte les conditions de conformité ainsi que les lois en vigueur, telles que celles sur la protection des données personnelles avec le RGPD et sur la vente de produit avec no<text:span text:style-name="T25">s</text:span> CGV.</text:p>
      <text:p text:style-name="P71"><text:tab/>Nous avons également mené plusieurs études de marchés tout au long du projet. Elles nous ont permis de confirmer l’intérêt grandissant pour le JDR, mais elles nous ont également permis de rassembler des produits dans un catalogue de départ. Nous avons pu fixer des prix compétitifs nous garantissant tout de même une marge.</text:p>
      <text:p text:style-name="P71"><text:tab/>Par ailleurs, un de nos arguments de vente principaux est notre engagement pour l’environnement et l’artisanat local. En effet, Wizards &amp; Dice proposera une majorité de produits écoresponsables et <text:span text:style-name="T25">d’origine </text:span>français<text:span text:style-name="T25">e</text:span>. De plus, nous aimerions mettre en avant nos talentueux artisans français sur notre site. Cela améliorerait l’image de notre <text:span text:style-name="T25">plateforme</text:span> tout en aidant des artisans à faire reconnaître leur savoir-faire.</text:p>
      <text:p text:style-name="P71"/>
      <text:p text:style-name="P71"/>
      <text:p text:style-name="P71"><text:soft-page-break/><text:tab/>Aussi, même si nous ne possédons pas encore de stocks, nous avons déjà répondu aux questions que soulevait leur gestion et planifié les méthodes de travail qui entourent le stockage des produits. Nous avons préparé tout le nécessaire pour l’inventaire, le suivi des commandes, la sécurisation des stocks et d’autres questions associées.</text:p>
      <text:p text:style-name="P76"/>
      <text:p text:style-name="P76"><text:tab/>Sur le plan technique, l’auto-hébergement du site nous donne le contrôle total sur celui-ci. Pas de cloud où les données transitent on-ne-sait-où, pas de revente de données personnelles. Cette souveraineté en faveur de la vie privée de nos utilisateurs est un réel argument de vente.</text:p>
      <text:p text:style-name="P76"><text:tab/>De plus, notre infrastructure est sécurisée à de multiples niveaux, protégeant notre plateforme, nos produits et les données de nos clients des actes malveillants dont elle pourrait être cible. Nous sommes aussi en mesure de garantir la disponibilité du site. En effet, nous disposons de deux sites permettant la redondance de notre infrastructure. Ainsi, si pour quelconque raison le site principal venait à tomber, le site secondaire prendrait le relai, limitant ainsi le manque à gagner et les pertes de données. De plus, avec nos systèmes de sauvegardes, nous pouvons garantir la survie de notre infrastructure même dans les cas d’actes malveillants particulièrement graves et impactants.</text:p>
      <text:p text:style-name="P76"/>
      <text:p text:style-name="P92"><text:span text:style-name="T1"><text:tab/></text:span><text:span text:style-name="T7">Nous avons aussi des stratégies de communication prêtes pour le lancement commercial de Wizards &amp; Dice. Notre marque est présente sur les réseaux sociaux : YouTube, Instagram, X, TikTok et BlueSkye, ce qui va lui donner de la visibilité. Nous avons aussi des cartes de visites, que les membres de l’équipe utilisent déjà pour faire connaître le site autour d’eux. Nous avons également préparé une affiche promotionnelle : celle-ci est exposée dans le couloir de l’étage du bâtiment C, sur le campus de notre IUT.</text:span></text:p>
      <text:p text:style-name="P71"/>
      <text:p text:style-name="P78"><text:tab/>Évidemment, notre projet a quelques faiblesses et nous en avons conscience. Nous les avons synthétisés dans une analyse SWOT. Comme vous le voyez,</text:p>
      <text:list text:style-name="L45">
        <text:list-item>
          <text:p text:style-name="P80">Les menaces planant sur la réussite de ce projet sont la dépendance à des tiers, l’arrivée inattendue d’un concurrent ou bien un manque d’intérêt du public.</text:p>
        </text:list-item>
        <text:list-item>
          <text:p text:style-name="P80">Les faiblesses du projet, quant à elles, résident dans le fait que nous disposons de peu de ressources, que nous manquons d’expérience dans l’univers du e-commerce et que le projet nécessite un peu de travail avant son lancement.</text:p>
        </text:list-item>
        <text:list-item>
          <text:p text:style-name="P73"><text:span text:style-name="T16">Mais nous devons remarquer qu’il y a de réelles opportunités. Notre proposition est innovante et ergonomique pour les joueurs, il y a un véritable essor pour le JDR ces dernières années et nous n’avons que peu de concurrence sur le marché.</text:span></text:p>
        </text:list-item>
        <text:list-item>
          <text:p text:style-name="P73"><text:span text:style-name="T17">Nous avons aussi des f</text:span><text:span text:style-name="T16">orces </text:span><text:span text:style-name="T17">qui nous permettront de faire aboutir ce projet. En effet, notre</text:span><text:span text:style-name="T16"> équipe </text:span><text:span text:style-name="T17">est</text:span><text:span text:style-name="T16"> soudée, </text:span><text:span text:style-name="T17">nous </text:span><text:span text:style-name="T16">maîtris</text:span><text:span text:style-name="T17">ons entièrement les</text:span><text:span text:style-name="T16"> aspects techniques </text:span><text:span text:style-name="T17">du projet, et notre expérience de joueurs nous pousse dans une direction qui plaira aux autres rôlistes.</text:span></text:p>
        </text:list-item>
      </text:list>
      <text:p text:style-name="P76"/>
      <text:p text:style-name="P71"><text:tab/>Pour finir cette présentation, nous allons vous détailler notre roadmap, c’est-à-dire ce que nous planifions pour la suite de la vie de Wizards &amp; Dice. Jusqu'à mi-août, nous peaufinerons les dernières fonctionnalités et les détails du site. Nous souhaitons disposer de toutes les fonctionnalités avancées pour le lancement. Celui-ci aura lieu aux alentours de mi-août/début septembre et inclura l’ouverture des préventes et notre campagne publicitaire. Enfin, début décembre, nous devrions être en mesure d’envoyer les premières commandes. Nous serons pile à l’heure pour déposer nos produits au pied du sapin et ainsi organiser une partie de jeu de rôles en famille ou avec des amis pendant les fêtes de fin d’anné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text-properties officeooo:rsid="00564939" officeooo:paragraph-rsid="00564939"/>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5"><draw:image xlink:href="Pictures/10000000000004030000011A2B7FA017DDC64D01.png" xlink:type="simple" xlink:show="embed" xlink:actuate="onLoad" draw:mime-type="image/png"/></draw:frame><text:span text:style-name="MT1">Wizards &amp; Dice</text:span></text:p>
        <text:p text:style-name="MP1">Script de présentation du jalon 8</text:p>
      </style:header>
      <style:footer>
        <text:p text:style-name="MP2"><draw:frame draw:style-name="Mfr2" draw:name="image4.png" text:anchor-type="char" svg:x="-1.154cm" svg:y="-0.46cm" svg:width="11.947cm" svg:height="1.891cm" draw:z-index="14"><draw:image xlink:href="Pictures/100000000000044E000000ADE9B20DD971A4C636.png" xlink:type="simple" xlink:show="embed" xlink:actuate="onLoad" draw:mime-type="image/png"/></draw:frame><text:page-number text:select-page="current">9</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6-08T22:36:29.477000000</dc:date>
    <meta:editing-duration>PT7H57S</meta:editing-duration>
    <meta:editing-cycles>94</meta:editing-cycles>
    <meta:document-statistic meta:table-count="0" meta:image-count="7" meta:object-count="0" meta:page-count="11" meta:paragraph-count="156" meta:word-count="3473" meta:character-count="21363" meta:non-whitespace-character-count="18067"/>
  </office:meta>
</office:document-meta>
</file>